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voluntario</text:p>
          </table:table-cell>
          <table:table-cell office:value-type="string" calcext:value-type="string">
            <text:p>Rb_ohm</text:p>
          </table:table-cell>
          <table:table-cell office:value-type="string" calcext:value-type="string">
            <text:p>Xb_ohm</text:p>
          </table:table-cell>
          <table:table-cell office:value-type="string" calcext:value-type="string">
            <text:p>Zb_ohm</text:p>
          </table:table-cell>
          <table:table-cell office:value-type="string" calcext:value-type="string">
            <text:p>fase_º</text:p>
          </table:table-cell>
          <table:table-cell office:value-type="string" calcext:value-type="string">
            <text:p>Zc_ohm</text:p>
          </table:table-cell>
          <table:table-cell office:value-type="string" calcext:value-type="string">
            <text:p>fase_º</text:p>
          </table:table-cell>
          <table:table-cell office:value-type="string" calcext:value-type="string">
            <text:p>sex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1.84" calcext:value-type="float">
            <text:p>381,84</text:p>
          </table:table-cell>
          <table:table-cell office:value-type="float" office:value="39.91" calcext:value-type="float">
            <text:p>39,91</text:p>
          </table:table-cell>
          <table:table-cell office:value-type="float" office:value="383.92" calcext:value-type="float">
            <text:p>383,92</text:p>
          </table:table-cell>
          <table:table-cell office:value-type="float" office:value="5.97" calcext:value-type="float">
            <text:p>5,97</text:p>
          </table:table-cell>
          <table:table-cell office:value-type="float" office:value="285.24" calcext:value-type="float">
            <text:p>285,24</text:p>
          </table:table-cell>
          <table:table-cell office:value-type="float" office:value="35.13" calcext:value-type="float">
            <text:p>35,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4.34" calcext:value-type="float">
            <text:p>414,34</text:p>
          </table:table-cell>
          <table:table-cell office:value-type="float" office:value="38.55" calcext:value-type="float">
            <text:p>38,55</text:p>
          </table:table-cell>
          <table:table-cell office:value-type="float" office:value="416.13" calcext:value-type="float">
            <text:p>416,13</text:p>
          </table:table-cell>
          <table:table-cell office:value-type="float" office:value="5.31" calcext:value-type="float">
            <text:p>5,31</text:p>
          </table:table-cell>
          <table:table-cell office:value-type="float" office:value="308.75" calcext:value-type="float">
            <text:p>308,75</text:p>
          </table:table-cell>
          <table:table-cell office:value-type="float" office:value="26.97" calcext:value-type="float">
            <text:p>26,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4.62" calcext:value-type="float">
            <text:p>534,62</text:p>
          </table:table-cell>
          <table:table-cell office:value-type="float" office:value="67.01" calcext:value-type="float">
            <text:p>67,01</text:p>
          </table:table-cell>
          <table:table-cell office:value-type="float" office:value="538.8" calcext:value-type="float">
            <text:p>538,8</text:p>
          </table:table-cell>
          <table:table-cell office:value-type="float" office:value="7.14" calcext:value-type="float">
            <text:p>7,14</text:p>
          </table:table-cell>
          <table:table-cell office:value-type="float" office:value="293.85" calcext:value-type="float">
            <text:p>293,85</text:p>
          </table:table-cell>
          <table:table-cell office:value-type="float" office:value="31.14" calcext:value-type="float">
            <text:p>31,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3.42" calcext:value-type="float">
            <text:p>453,42</text:p>
          </table:table-cell>
          <table:table-cell office:value-type="float" office:value="71.18" calcext:value-type="float">
            <text:p>71,18</text:p>
          </table:table-cell>
          <table:table-cell office:value-type="float" office:value="458.97" calcext:value-type="float">
            <text:p>458,97</text:p>
          </table:table-cell>
          <table:table-cell office:value-type="float" office:value="8.92" calcext:value-type="float">
            <text:p>8,92</text:p>
          </table:table-cell>
          <table:table-cell office:value-type="float" office:value="738.27" calcext:value-type="float">
            <text:p>738,27</text:p>
          </table:table-cell>
          <table:table-cell office:value-type="float" office:value="41.64" calcext:value-type="float">
            <text:p>41,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3.27" calcext:value-type="float">
            <text:p>503,27</text:p>
          </table:table-cell>
          <table:table-cell office:value-type="float" office:value="33.84" calcext:value-type="float">
            <text:p>33,84</text:p>
          </table:table-cell>
          <table:table-cell office:value-type="float" office:value="504.41" calcext:value-type="float">
            <text:p>504,41</text:p>
          </table:table-cell>
          <table:table-cell office:value-type="float" office:value="3.85" calcext:value-type="float">
            <text:p>3,85</text:p>
          </table:table-cell>
          <table:table-cell office:value-type="float" office:value="289.29" calcext:value-type="float">
            <text:p>289,29</text:p>
          </table:table-cell>
          <table:table-cell office:value-type="float" office:value="28.12" calcext:value-type="float">
            <text:p>28,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9.38" calcext:value-type="float">
            <text:p>529,38</text:p>
          </table:table-cell>
          <table:table-cell office:value-type="float" office:value="53.04" calcext:value-type="float">
            <text:p>53,04</text:p>
          </table:table-cell>
          <table:table-cell office:value-type="float" office:value="532.03" calcext:value-type="float">
            <text:p>532,03</text:p>
          </table:table-cell>
          <table:table-cell office:value-type="float" office:value="5.72" calcext:value-type="float">
            <text:p>5,72</text:p>
          </table:table-cell>
          <table:table-cell office:value-type="float" office:value="308.37" calcext:value-type="float">
            <text:p>308,37</text:p>
          </table:table-cell>
          <table:table-cell office:value-type="float" office:value="32.13" calcext:value-type="float">
            <text:p>32,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1.74" calcext:value-type="float">
            <text:p>431,74</text:p>
          </table:table-cell>
          <table:table-cell office:value-type="float" office:value="36.93" calcext:value-type="float">
            <text:p>36,93</text:p>
          </table:table-cell>
          <table:table-cell office:value-type="float" office:value="433.32" calcext:value-type="float">
            <text:p>433,32</text:p>
          </table:table-cell>
          <table:table-cell office:value-type="float" office:value="4.89" calcext:value-type="float">
            <text:p>4,89</text:p>
          </table:table-cell>
          <table:table-cell office:value-type="float" office:value="374.75" calcext:value-type="float">
            <text:p>374,75</text:p>
          </table:table-cell>
          <table:table-cell office:value-type="float" office:value="33.43" calcext:value-type="float">
            <text:p>33,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0.75" calcext:value-type="float">
            <text:p>400,75</text:p>
          </table:table-cell>
          <table:table-cell office:value-type="float" office:value="37.38" calcext:value-type="float">
            <text:p>37,38</text:p>
          </table:table-cell>
          <table:table-cell office:value-type="float" office:value="402.49" calcext:value-type="float">
            <text:p>402,49</text:p>
          </table:table-cell>
          <table:table-cell office:value-type="float" office:value="5.33" calcext:value-type="float">
            <text:p>5,33</text:p>
          </table:table-cell>
          <table:table-cell office:value-type="float" office:value="300.22" calcext:value-type="float">
            <text:p>300,22</text:p>
          </table:table-cell>
          <table:table-cell office:value-type="float" office:value="33.01" calcext:value-type="float">
            <text:p>33,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5.5" calcext:value-type="float">
            <text:p>405,5</text:p>
          </table:table-cell>
          <table:table-cell office:value-type="float" office:value="41.72" calcext:value-type="float">
            <text:p>41,72</text:p>
          </table:table-cell>
          <table:table-cell office:value-type="float" office:value="407.64" calcext:value-type="float">
            <text:p>407,64</text:p>
          </table:table-cell>
          <table:table-cell office:value-type="float" office:value="5.87" calcext:value-type="float">
            <text:p>5,87</text:p>
          </table:table-cell>
          <table:table-cell office:value-type="float" office:value="282.76" calcext:value-type="float">
            <text:p>282,76</text:p>
          </table:table-cell>
          <table:table-cell office:value-type="float" office:value="29.6" calcext:value-type="float">
            <text:p>29,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3.47" calcext:value-type="float">
            <text:p>413,47</text:p>
          </table:table-cell>
          <table:table-cell office:value-type="float" office:value="46.48" calcext:value-type="float">
            <text:p>46,48</text:p>
          </table:table-cell>
          <table:table-cell office:value-type="float" office:value="416.07" calcext:value-type="float">
            <text:p>416,07</text:p>
          </table:table-cell>
          <table:table-cell office:value-type="float" office:value="6.41" calcext:value-type="float">
            <text:p>6,41</text:p>
          </table:table-cell>
          <table:table-cell office:value-type="float" office:value="303.47" calcext:value-type="float">
            <text:p>303,47</text:p>
          </table:table-cell>
          <table:table-cell office:value-type="float" office:value="41.97" calcext:value-type="float">
            <text:p>41,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8.52" calcext:value-type="float">
            <text:p>548,52</text:p>
          </table:table-cell>
          <table:table-cell office:value-type="float" office:value="47.59" calcext:value-type="float">
            <text:p>47,59</text:p>
          </table:table-cell>
          <table:table-cell office:value-type="float" office:value="550.58" calcext:value-type="float">
            <text:p>550,58</text:p>
          </table:table-cell>
          <table:table-cell office:value-type="float" office:value="4.96" calcext:value-type="float">
            <text:p>4,96</text:p>
          </table:table-cell>
          <table:table-cell office:value-type="float" office:value="326.47" calcext:value-type="float">
            <text:p>326,47</text:p>
          </table:table-cell>
          <table:table-cell office:value-type="float" office:value="25.62" calcext:value-type="float">
            <text:p>25,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14.81" calcext:value-type="float">
            <text:p>714,81</text:p>
          </table:table-cell>
          <table:table-cell office:value-type="float" office:value="69.96" calcext:value-type="float">
            <text:p>69,96</text:p>
          </table:table-cell>
          <table:table-cell office:value-type="float" office:value="718.22" calcext:value-type="float">
            <text:p>718,22</text:p>
          </table:table-cell>
          <table:table-cell office:value-type="float" office:value="5.59" calcext:value-type="float">
            <text:p>5,59</text:p>
          </table:table-cell>
          <table:table-cell office:value-type="float" office:value="348.68" calcext:value-type="float">
            <text:p>348,68</text:p>
          </table:table-cell>
          <table:table-cell office:value-type="float" office:value="35.19" calcext:value-type="float">
            <text:p>35,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5.06" calcext:value-type="float">
            <text:p>505,06</text:p>
          </table:table-cell>
          <table:table-cell office:value-type="float" office:value="36.19" calcext:value-type="float">
            <text:p>36,19</text:p>
          </table:table-cell>
          <table:table-cell office:value-type="float" office:value="506.35" calcext:value-type="float">
            <text:p>506,35</text:p>
          </table:table-cell>
          <table:table-cell office:value-type="float" office:value="4.1" calcext:value-type="float">
            <text:p>4,1</text:p>
          </table:table-cell>
          <table:table-cell office:value-type="float" office:value="305.36" calcext:value-type="float">
            <text:p>305,36</text:p>
          </table:table-cell>
          <table:table-cell office:value-type="float" office:value="26.59" calcext:value-type="float">
            <text:p>26,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7.48" calcext:value-type="float">
            <text:p>437,48</text:p>
          </table:table-cell>
          <table:table-cell office:value-type="float" office:value="30.76" calcext:value-type="float">
            <text:p>30,76</text:p>
          </table:table-cell>
          <table:table-cell office:value-type="float" office:value="438.56" calcext:value-type="float">
            <text:p>438,56</text:p>
          </table:table-cell>
          <table:table-cell office:value-type="float" office:value="4.02" calcext:value-type="float">
            <text:p>4,02</text:p>
          </table:table-cell>
          <table:table-cell office:value-type="float" office:value="273.03" calcext:value-type="float">
            <text:p>273,03</text:p>
          </table:table-cell>
          <table:table-cell office:value-type="float" office:value="27.49" calcext:value-type="float">
            <text:p>27,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6.89" calcext:value-type="float">
            <text:p>616,89</text:p>
          </table:table-cell>
          <table:table-cell office:value-type="float" office:value="44.59" calcext:value-type="float">
            <text:p>44,59</text:p>
          </table:table-cell>
          <table:table-cell office:value-type="float" office:value="618.5" calcext:value-type="float">
            <text:p>618,5</text:p>
          </table:table-cell>
          <table:table-cell office:value-type="float" office:value="4.13" calcext:value-type="float">
            <text:p>4,13</text:p>
          </table:table-cell>
          <table:table-cell office:value-type="float" office:value="312.07" calcext:value-type="float">
            <text:p>312,07</text:p>
          </table:table-cell>
          <table:table-cell office:value-type="float" office:value="31.76" calcext:value-type="float">
            <text:p>31,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9.38" calcext:value-type="float">
            <text:p>639,38</text:p>
          </table:table-cell>
          <table:table-cell office:value-type="float" office:value="62.55" calcext:value-type="float">
            <text:p>62,55</text:p>
          </table:table-cell>
          <table:table-cell office:value-type="float" office:value="642.44" calcext:value-type="float">
            <text:p>642,44</text:p>
          </table:table-cell>
          <table:table-cell office:value-type="float" office:value="5.59" calcext:value-type="float">
            <text:p>5,59</text:p>
          </table:table-cell>
          <table:table-cell office:value-type="float" office:value="331.65" calcext:value-type="float">
            <text:p>331,65</text:p>
          </table:table-cell>
          <table:table-cell office:value-type="float" office:value="38.01" calcext:value-type="float">
            <text:p>38,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5.45" calcext:value-type="float">
            <text:p>505,45</text:p>
          </table:table-cell>
          <table:table-cell office:value-type="float" office:value="43.39" calcext:value-type="float">
            <text:p>43,39</text:p>
          </table:table-cell>
          <table:table-cell office:value-type="float" office:value="507.31" calcext:value-type="float">
            <text:p>507,31</text:p>
          </table:table-cell>
          <table:table-cell office:value-type="float" office:value="4.91" calcext:value-type="float">
            <text:p>4,91</text:p>
          </table:table-cell>
          <table:table-cell office:value-type="float" office:value="315.84" calcext:value-type="float">
            <text:p>315,84</text:p>
          </table:table-cell>
          <table:table-cell office:value-type="float" office:value="31.7" calcext:value-type="float">
            <text:p>31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6.5" calcext:value-type="float">
            <text:p>676,5</text:p>
          </table:table-cell>
          <table:table-cell office:value-type="float" office:value="56.22" calcext:value-type="float">
            <text:p>56,22</text:p>
          </table:table-cell>
          <table:table-cell office:value-type="float" office:value="678.83" calcext:value-type="float">
            <text:p>678,83</text:p>
          </table:table-cell>
          <table:table-cell office:value-type="float" office:value="4.75" calcext:value-type="float">
            <text:p>4,75</text:p>
          </table:table-cell>
          <table:table-cell office:value-type="float" office:value="347.19" calcext:value-type="float">
            <text:p>347,19</text:p>
          </table:table-cell>
          <table:table-cell office:value-type="float" office:value="35.51" calcext:value-type="float">
            <text:p>35,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47.24" calcext:value-type="float">
            <text:p>647,24</text:p>
          </table:table-cell>
          <table:table-cell office:value-type="float" office:value="42.02" calcext:value-type="float">
            <text:p>42,02</text:p>
          </table:table-cell>
          <table:table-cell office:value-type="float" office:value="648.61" calcext:value-type="float">
            <text:p>648,61</text:p>
          </table:table-cell>
          <table:table-cell office:value-type="float" office:value="3.71" calcext:value-type="float">
            <text:p>3,71</text:p>
          </table:table-cell>
          <table:table-cell office:value-type="float" office:value="303.67" calcext:value-type="float">
            <text:p>303,67</text:p>
          </table:table-cell>
          <table:table-cell office:value-type="float" office:value="38.38" calcext:value-type="float">
            <text:p>38,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8.82" calcext:value-type="float">
            <text:p>638,82</text:p>
          </table:table-cell>
          <table:table-cell office:value-type="float" office:value="57.32" calcext:value-type="float">
            <text:p>57,32</text:p>
          </table:table-cell>
          <table:table-cell office:value-type="float" office:value="641.38" calcext:value-type="float">
            <text:p>641,38</text:p>
          </table:table-cell>
          <table:table-cell office:value-type="float" office:value="5.13" calcext:value-type="float">
            <text:p>5,13</text:p>
          </table:table-cell>
          <table:table-cell office:value-type="float" office:value="341.3" calcext:value-type="float">
            <text:p>341,3</text:p>
          </table:table-cell>
          <table:table-cell office:value-type="float" office:value="29.6" calcext:value-type="float">
            <text:p>29,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21:22:39.144707272</meta:creation-date>
    <dc:date>2023-12-04T17:37:16.210884108</dc:date>
    <meta:editing-duration>PT32M43S</meta:editing-duration>
    <meta:editing-cycles>22</meta:editing-cycles>
    <meta:generator>LibreOffice/7.6.3.2$Linux_X86_64 LibreOffice_project/4fe86607b5ac922e55f140471fda9b60bdaa980d</meta:generator>
    <meta:document-statistic meta:table-count="1" meta:cell-count="168" meta:object-count="0"/>
  </office:meta>
</office:document-meta>
</file>